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23.522436101052" calcext:value-type="float">
            <text:p>423.522436101052</text:p>
          </table:table-cell>
          <table:table-cell/>
        </table:table-row>
        <table:table-row table:style-name="ro1">
          <table:table-cell office:value-type="float" office:value="420.164536432467" calcext:value-type="float">
            <text:p>420.164536432467</text:p>
          </table:table-cell>
          <table:table-cell/>
        </table:table-row>
        <table:table-row table:style-name="ro1">
          <table:table-cell office:value-type="float" office:value="416.989833787852" calcext:value-type="float">
            <text:p>416.989833787852</text:p>
          </table:table-cell>
          <table:table-cell/>
        </table:table-row>
        <table:table-row table:style-name="ro1">
          <table:table-cell office:value-type="float" office:value="418.250791539623" calcext:value-type="float">
            <text:p>418.250791539623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415.482541423609" calcext:value-type="float">
            <text:p>415.482541423609</text:p>
          </table:table-cell>
          <table:table-cell/>
        </table:table-row>
        <table:table-row table:style-name="ro1">
          <table:table-cell office:value-type="float" office:value="415.762383482592" calcext:value-type="float">
            <text:p>415.762383482592</text:p>
          </table:table-cell>
          <table:table-cell/>
        </table:table-row>
        <table:table-row table:style-name="ro1">
          <table:table-cell office:value-type="float" office:value="415.584415584416" calcext:value-type="float">
            <text:p>415.584415584416</text:p>
          </table:table-cell>
          <table:table-cell/>
        </table:table-row>
        <table:table-row table:style-name="ro1">
          <table:table-cell office:value-type="float" office:value="417.618488805736" calcext:value-type="float">
            <text:p>417.618488805736</text:p>
          </table:table-cell>
          <table:table-cell/>
        </table:table-row>
        <table:table-row table:style-name="ro1">
          <table:table-cell office:value-type="float" office:value="416.770859381512" calcext:value-type="float">
            <text:p>416.770859381512</text:p>
          </table:table-cell>
          <table:table-cell/>
        </table:table-row>
        <table:table-row table:style-name="ro1">
          <table:table-cell office:value-type="float" office:value="416.226160646649" calcext:value-type="float">
            <text:p>416.22616064664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formula="of:=AVERAGE([.A1:.A20])" office:value-type="float" office:value="417.637244718551" calcext:value-type="float">
            <text:p>417.6372447185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7:52:59.025988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7:53:52.747443359</dc:date>
    <dc:creator>Davide Ancona</dc:creator>
    <meta:editing-duration>PT21M59S</meta:editing-duration>
    <meta:editing-cycles>7</meta:editing-cycles>
    <meta:generator>LibreOffice/5.3.7.2.0$Linux_X86_64 LibreOffice_project/30$Build-2</meta:generator>
    <meta:document-statistic meta:table-count="1" meta:cell-count="13" meta:object-count="0"/>
  </office:meta>
</office:document-meta>
</file>